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font-size="28pt" fo:font-weight="bold" officeooo:rsid="0025dae8" officeooo:paragraph-rsid="0025dae8" style:font-size-asian="28pt" style:font-weight-asian="bold" style:font-size-complex="28pt" style:font-weight-complex="bold"/>
    </style:style>
    <style:style style:name="P2" style:family="paragraph" style:parent-style-name="Text_20_body">
      <style:text-properties officeooo:paragraph-rsid="001c4f42"/>
    </style:style>
    <style:style style:name="P3" style:family="paragraph" style:parent-style-name="Text_20_body">
      <style:text-properties officeooo:paragraph-rsid="001fe68c"/>
    </style:style>
    <style:style style:name="P4" style:family="paragraph" style:parent-style-name="Text_20_body">
      <style:text-properties officeooo:paragraph-rsid="00223e93"/>
    </style:style>
    <style:style style:name="P5" style:family="paragraph" style:parent-style-name="Text_20_body">
      <style:text-properties officeooo:paragraph-rsid="00242ee6"/>
    </style:style>
    <style:style style:name="P6" style:family="paragraph" style:parent-style-name="Text_20_body">
      <style:text-properties officeooo:paragraph-rsid="002742e4"/>
    </style:style>
    <style:style style:name="P7" style:family="paragraph" style:parent-style-name="Text_20_body">
      <style:text-properties officeooo:paragraph-rsid="002b6fef"/>
    </style:style>
    <style:style style:name="P8" style:family="paragraph" style:parent-style-name="Text_20_body">
      <style:text-properties officeooo:paragraph-rsid="002dd872"/>
    </style:style>
    <style:style style:name="P9" style:family="paragraph" style:parent-style-name="Title">
      <style:text-properties officeooo:paragraph-rsid="0025dae8"/>
    </style:style>
    <style:style style:name="P10" style:family="paragraph" style:parent-style-name="Title">
      <style:text-properties officeooo:rsid="0025dae8" officeooo:paragraph-rsid="0025dae8"/>
    </style:style>
    <style:style style:name="P11" style:family="paragraph" style:parent-style-name="Heading_20_1">
      <style:text-properties officeooo:rsid="001ba6d2" officeooo:paragraph-rsid="001ba6d2"/>
    </style:style>
    <style:style style:name="P12" style:family="paragraph" style:parent-style-name="Heading_20_1">
      <style:text-properties officeooo:paragraph-rsid="001fe68c"/>
    </style:style>
    <style:style style:name="P13" style:family="paragraph" style:parent-style-name="Heading_20_1">
      <style:text-properties officeooo:rsid="0020a1db" officeooo:paragraph-rsid="0020a1db"/>
    </style:style>
    <style:style style:name="P14" style:family="paragraph" style:parent-style-name="Heading_20_1">
      <style:text-properties officeooo:rsid="00223e93" officeooo:paragraph-rsid="00223e93"/>
    </style:style>
    <style:style style:name="P15" style:family="paragraph" style:parent-style-name="Heading_20_1">
      <style:text-properties officeooo:rsid="00242ee6" officeooo:paragraph-rsid="00242ee6"/>
    </style:style>
    <style:style style:name="P16" style:family="paragraph" style:parent-style-name="Heading_20_1">
      <style:text-properties officeooo:rsid="002742e4" officeooo:paragraph-rsid="002742e4"/>
    </style:style>
    <style:style style:name="P17" style:family="paragraph" style:parent-style-name="Heading_20_1">
      <style:text-properties officeooo:rsid="002dd872" officeooo:paragraph-rsid="002dd872"/>
    </style:style>
    <style:style style:name="P18" style:family="paragraph" style:parent-style-name="Heading_20_1">
      <style:text-properties officeooo:rsid="0025dae8" officeooo:paragraph-rsid="0025dae8"/>
    </style:style>
    <style:style style:name="P19" style:family="paragraph" style:parent-style-name="Heading_20_1">
      <style:text-properties officeooo:rsid="00299f33" officeooo:paragraph-rsid="00299f33"/>
    </style:style>
    <style:style style:name="P20" style:family="paragraph" style:parent-style-name="Heading_20_1">
      <style:text-properties officeooo:rsid="002b6fef" officeooo:paragraph-rsid="002b6fef"/>
    </style:style>
    <style:style style:name="P21" style:family="paragraph" style:parent-style-name="Heading_20_1">
      <style:text-properties officeooo:rsid="00348fca" officeooo:paragraph-rsid="00348fca"/>
    </style:style>
    <style:style style:name="P22" style:family="paragraph" style:parent-style-name="Text_20_body">
      <style:text-properties fo:font-size="14pt" officeooo:rsid="0020a1db" style:font-size-asian="12.25pt" style:font-size-complex="14pt"/>
    </style:style>
    <style:style style:name="P23" style:family="paragraph" style:parent-style-name="Text_20_body">
      <style:text-properties fo:font-size="14pt" officeooo:rsid="00223e93" officeooo:paragraph-rsid="00223e93" style:font-size-asian="12.25pt" style:font-size-complex="14pt"/>
    </style:style>
    <style:style style:name="P24" style:family="paragraph" style:parent-style-name="Text_20_body">
      <style:text-properties fo:font-size="14pt" officeooo:rsid="002369d7" officeooo:paragraph-rsid="00223e93" style:font-size-asian="12.25pt" style:font-size-complex="14pt"/>
    </style:style>
    <style:style style:name="P25" style:family="paragraph" style:parent-style-name="Text_20_body">
      <style:text-properties fo:font-size="14pt" officeooo:rsid="00242ee6" officeooo:paragraph-rsid="00242ee6" style:font-size-asian="12.25pt" style:font-size-complex="14pt"/>
    </style:style>
    <style:style style:name="P26" style:family="paragraph" style:parent-style-name="Text_20_body">
      <style:text-properties fo:font-size="14pt" officeooo:rsid="00245ef9" officeooo:paragraph-rsid="00242ee6" style:font-size-asian="12.25pt" style:font-size-complex="14pt"/>
    </style:style>
    <style:style style:name="P27" style:family="paragraph" style:parent-style-name="Text_20_body">
      <style:text-properties fo:font-size="14pt" officeooo:rsid="0025dae8" officeooo:paragraph-rsid="00242ee6" style:font-size-asian="12.25pt" style:font-size-complex="14pt"/>
    </style:style>
    <style:style style:name="P28" style:family="paragraph" style:parent-style-name="Text_20_body">
      <style:text-properties fo:font-size="14pt" officeooo:rsid="00299f33" officeooo:paragraph-rsid="00299f33" style:font-size-asian="12.25pt" style:font-size-complex="14pt"/>
    </style:style>
    <style:style style:name="P29" style:family="paragraph" style:parent-style-name="Text_20_body">
      <style:text-properties fo:font-size="14pt" officeooo:rsid="002b6fef" officeooo:paragraph-rsid="002b6fef" style:font-size-asian="14pt" style:font-size-complex="14pt"/>
    </style:style>
    <style:style style:name="P30" style:family="paragraph" style:parent-style-name="Text_20_body">
      <style:text-properties officeooo:paragraph-rsid="001fe68c"/>
    </style:style>
    <style:style style:name="P31" style:family="paragraph" style:parent-style-name="Text_20_body">
      <style:text-properties officeooo:rsid="00330fe0" officeooo:paragraph-rsid="00330fe0"/>
    </style:style>
    <style:style style:name="P32" style:family="paragraph" style:parent-style-name="Text_20_body">
      <style:text-properties officeooo:rsid="0025dae8" officeooo:paragraph-rsid="0025dae8"/>
    </style:style>
    <style:style style:name="P33" style:family="paragraph" style:parent-style-name="Text_20_body">
      <style:text-properties officeooo:paragraph-rsid="002dd872"/>
    </style:style>
    <style:style style:name="P34" style:family="paragraph" style:parent-style-name="Text_20_body">
      <style:text-properties officeooo:rsid="00348fca" officeooo:paragraph-rsid="00348fca"/>
    </style:style>
    <style:style style:name="P35" style:family="paragraph" style:parent-style-name="Text_20_body">
      <style:text-properties officeooo:paragraph-rsid="00348fca"/>
    </style:style>
    <style:style style:name="T1" style:family="text">
      <style:text-properties officeooo:rsid="001ba6d2"/>
    </style:style>
    <style:style style:name="T2" style:family="text">
      <style:text-properties fo:font-size="14pt" style:font-size-asian="12.25pt" style:font-size-complex="14pt"/>
    </style:style>
    <style:style style:name="T3" style:family="text">
      <style:text-properties fo:font-size="14pt" officeooo:rsid="001ba6d2" style:font-size-asian="12.25pt" style:font-size-complex="14pt"/>
    </style:style>
    <style:style style:name="T4" style:family="text">
      <style:text-properties fo:font-size="14pt" officeooo:rsid="001c4f42" style:font-size-asian="12.25pt" style:font-size-complex="14pt"/>
    </style:style>
    <style:style style:name="T5" style:family="text">
      <style:text-properties fo:font-size="14pt" officeooo:rsid="001e4580" style:font-size-asian="12.25pt" style:font-size-complex="14pt"/>
    </style:style>
    <style:style style:name="T6" style:family="text">
      <style:text-properties fo:font-size="14pt" officeooo:rsid="001fe68c" style:font-size-asian="12.25pt" style:font-size-complex="14pt"/>
    </style:style>
    <style:style style:name="T7" style:family="text">
      <style:text-properties fo:font-size="14pt" officeooo:rsid="00203431" style:font-size-asian="12.25pt" style:font-size-complex="14pt"/>
    </style:style>
    <style:style style:name="T8" style:family="text">
      <style:text-properties fo:font-size="14pt" officeooo:rsid="0020a1db" style:font-size-asian="12.25pt" style:font-size-complex="14pt"/>
    </style:style>
    <style:style style:name="T9" style:family="text">
      <style:text-properties fo:font-size="14pt" officeooo:rsid="00213785" style:font-size-asian="12.25pt" style:font-size-complex="14pt"/>
    </style:style>
    <style:style style:name="T10" style:family="text">
      <style:text-properties fo:font-size="14pt" officeooo:rsid="00223e93" style:font-size-asian="12.25pt" style:font-size-complex="14pt"/>
    </style:style>
    <style:style style:name="T11" style:family="text">
      <style:text-properties fo:font-size="14pt" officeooo:rsid="002369d7" style:font-size-asian="12.25pt" style:font-size-complex="14pt"/>
    </style:style>
    <style:style style:name="T12" style:family="text">
      <style:text-properties fo:font-size="14pt" officeooo:rsid="00242ee6" style:font-size-asian="12.25pt" style:font-size-complex="14pt"/>
    </style:style>
    <style:style style:name="T13" style:family="text">
      <style:text-properties fo:font-size="14pt" officeooo:rsid="00245ef9" style:font-size-asian="12.25pt" style:font-size-complex="14pt"/>
    </style:style>
    <style:style style:name="T14" style:family="text">
      <style:text-properties fo:font-size="14pt" officeooo:rsid="0024b68e" style:font-size-asian="12.25pt" style:font-size-complex="14pt"/>
    </style:style>
    <style:style style:name="T15" style:family="text">
      <style:text-properties fo:font-size="14pt" officeooo:rsid="0025dae8" style:font-size-asian="12.25pt" style:font-size-complex="14pt"/>
    </style:style>
    <style:style style:name="T16" style:family="text">
      <style:text-properties fo:font-size="14pt" officeooo:rsid="002742e4" style:font-size-asian="12.25pt" style:font-size-complex="14pt"/>
    </style:style>
    <style:style style:name="T17" style:family="text">
      <style:text-properties fo:font-size="14pt" officeooo:rsid="00299f33" style:font-size-asian="12.25pt" style:font-size-complex="14pt"/>
    </style:style>
    <style:style style:name="T18" style:family="text">
      <style:text-properties fo:font-size="14pt" officeooo:rsid="002dd872" style:font-size-asian="12.25pt" style:font-size-complex="14pt"/>
    </style:style>
    <style:style style:name="T19" style:family="text">
      <style:text-properties fo:font-size="14pt" officeooo:rsid="002f100e" style:font-size-asian="12.25pt" style:font-size-complex="14pt"/>
    </style:style>
    <style:style style:name="T20" style:family="text">
      <style:text-properties fo:font-size="14pt" officeooo:rsid="003175f2" style:font-size-asian="12.25pt" style:font-size-complex="14pt"/>
    </style:style>
    <style:style style:name="T21" style:family="text">
      <style:text-properties fo:font-size="14pt" officeooo:rsid="00330fe0" style:font-size-asian="12.25pt" style:font-size-complex="14pt"/>
    </style:style>
    <style:style style:name="T22" style:family="text">
      <style:text-properties fo:font-size="14pt" officeooo:rsid="00348fca" style:font-size-asian="12.25pt" style:font-size-complex="14pt"/>
    </style:style>
    <style:style style:name="T23" style:family="text">
      <style:text-properties fo:font-size="14pt" officeooo:rsid="00354c70" style:font-size-asian="12.25pt" style:font-size-complex="14pt"/>
    </style:style>
    <style:style style:name="T24" style:family="text">
      <style:text-properties fo:font-size="14pt" officeooo:rsid="0045f079" style:font-size-asian="12.25pt" style:font-size-complex="14pt"/>
    </style:style>
    <style:style style:name="T25" style:family="text">
      <style:text-properties fo:font-size="14pt" officeooo:rsid="002b6fef" style:font-size-asian="14pt" style:font-size-complex="14pt"/>
    </style:style>
    <style:style style:name="T26" style:family="text">
      <style:text-properties fo:font-size="14pt" officeooo:rsid="002dd872" style:font-size-asian="14pt" style:font-size-complex="14pt"/>
    </style:style>
    <style:style style:name="T27" style:family="text">
      <style:text-properties officeooo:rsid="001fe68c"/>
    </style:style>
    <style:style style:name="T28" style:family="text">
      <style:text-properties officeooo:rsid="00203431"/>
    </style:style>
    <style:style style:name="T29" style:family="text">
      <style:text-properties officeooo:rsid="002f1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cess and Thread<text:span text:style-name="T1">s</text:span></text:p>
      <text:p text:style-name="P10">Process</text:p>
      <text:h text:style-name="P11" text:outline-level="1">Introduction: </text:h>
      <text:p text:style-name="P3"><text:tab/><text:span text:style-name="T3">The process is a program in execution. A process is defined as an execution</text:span><text:span text:style-name="T5"> unit in a program execution </text:span><text:span text:style-name="T20">and also the process is called as instance of the program.</text:span><text:span text:style-name="T3"> The process execution is handled by Operating System </text:span><text:span text:style-name="T4">in CPU</text:span><text:span text:style-name="T3">. </text:span><text:span text:style-name="T5">Operating system can be create, schedule and terminate the processes. </text:span><text:span text:style-name="T6">Process operations can be controlled with the help of PCB(Process Control Block). It contains process id, priority, state, CPU registers etc. </text:span><text:span text:style-name="T20">Process has its own memory space, resources and PCB. If the processor have three process, All three need to be execute, When the process one has blocked for some reasons, rest of the processes should wait for its execution until process one unblocked and complete the execution.</text:span></text:p>
      <text:p text:style-name="P31"><text:span text:style-name="T20">E</text:span><text:span text:style-name="T2">x – One processor, have calculation is process 1, printing is process 2, making notes is process 3.</text:span></text:p>
      <text:h text:style-name="P12" text:outline-level="1"><text:span text:style-name="T27">Process </text:span><text:span text:style-name="T28">Architecture</text:span><text:span text:style-name="T27">:</text:span></text:h>
      <text:p text:style-name="Text_20_body"><text:tab/><text:span text:style-name="T7">Stack – The stack stores temporary data like function parameters and local variables.</text:span></text:p>
      <text:p text:style-name="Text_20_body"><text:span text:style-name="T7"><text:tab/></text:span><text:span text:style-name="T8">Heap – Allocates memory, which may be processed during its runtime.</text:span></text:p>
      <text:p text:style-name="P22"><text:tab/>Data – Its contains variable.</text:p>
      <text:p text:style-name="P22"><text:tab/>Text – Text section includes the current activity.</text:p>
      <text:h text:style-name="P13" text:outline-level="1">Process Control Block:</text:h>
      <text:p text:style-name="Text_20_body"><text:s/><text:tab/><text:span text:style-name="T8">Process Control Blocks also called as PCB. It is data structure which is maintained by an operating system for every process. </text:span><text:span text:style-name="T9">The PCB should be identify with an integer process id, It helps you to store the all information about the running processes and also storing the content of process registers.</text:span></text:p>
      <text:h text:style-name="P14" text:outline-level="1">Process states:</text:h>
      <text:p text:style-name="P4"><text:tab/><text:span text:style-name="T10">Process state is referred as a condition of the process. There are seven stages of <text:s text:c="2"/>process</text:span></text:p>
      <text:p text:style-name="P23"><text:soft-page-break/><text:tab/>New – The new process is created when a new program begins its execution.</text:p>
      <text:p text:style-name="P4"><text:span text:style-name="T10"><text:tab/></text:span><text:span text:style-name="T11">Ready – The process loads into the primary memory and ready for the execution.</text:span></text:p>
      <text:p text:style-name="P24"><text:tab/>Waiting – The process is waiting for the allocation of CPU time and other resources.</text:p>
      <text:p text:style-name="P24"><text:tab/>Executing – The process is in execution state.</text:p>
      <text:p text:style-name="P4"><text:span text:style-name="T11"><text:tab/>Blocked – Its waiting time period when a process waiting for an event like I/O operations</text:span><text:span text:style-name="T12"> </text:span><text:span text:style-name="T11">to complete.</text:span></text:p>
      <text:p text:style-name="P24"><text:tab/>Suspended – The process is ready for execution but has not been placed in the ready queue by the OS</text:p>
      <text:p text:style-name="P24"><text:tab/>Terminated – The time when a process is terminated.</text:p>
      <text:h text:style-name="P15" text:outline-level="1">Components of PCB:</text:h>
      <text:p text:style-name="P5"><text:tab/><text:span text:style-name="T12">Process state – The process can be a new, ready, running and waiting etc.</text:span></text:p>
      <text:p text:style-name="P25"><text:tab/>Program counter – The program counter points to address of the next instructions.</text:p>
      <text:p text:style-name="P5"><text:span text:style-name="T12"><text:tab/>CPU registers – The component includes accumulators, Index, </text:span><text:span text:style-name="T13">general purpose registers and information of condition code.</text:span></text:p>
      <text:p text:style-name="P26"><text:tab/>CPU scheduling information – It is includes process priority and pointers for scheduling queues.</text:p>
      <text:p text:style-name="P5"><text:span text:style-name="T13"><text:tab/></text:span><text:span text:style-name="T14">Accounting and business information – It includes amount of CPU and time utilize</text:span></text:p>
      <text:p text:style-name="P5"><text:span text:style-name="T14"><text:tab/></text:span><text:span text:style-name="T15">Memory management information – It includes value of the base limit registers, page, segment tables.</text:span></text:p>
      <text:p text:style-name="P27"><text:tab/>I/O status information – This block includes list of open files, list of I/O devices that are allocated to the process, etc.</text:p>
      <text:h text:style-name="P16" text:outline-level="1">Process creation and termination:</text:h>
      <text:p text:style-name="P6"><text:tab/><text:span text:style-name="T16">We execute a program then a process is created and will be terminated after the completion of execution. </text:span></text:p>
      <text:h text:style-name="P17" text:outline-level="1"><text:soft-page-break/>Conclusion:</text:h>
      <text:p text:style-name="P8"><text:tab/><text:span text:style-name="T19">The process is defined as an execution of a program. Process management involves various tasks which is creation, scheduling and termination. Every process has represented as a process control block which is also called a task control block.</text:span></text:p>
      <text:p text:style-name="P27"/>
      <text:p text:style-name="P1">Threads</text:p>
      <text:h text:style-name="P18" text:outline-level="1">Introduction:</text:h>
      <text:p text:style-name="P32"><text:tab/><text:span text:style-name="T17">Thread is a one or more </text:span><text:span text:style-name="T21">subprocess </text:span><text:span text:style-name="T17">within the process. Thread is a sequential flow of task within a process. </text:span><text:span text:style-name="T21">Thread are called as a lightweight process because its working with some part of memory space and resources from the process (heavyweight process). </text:span><text:span text:style-name="T17">Threads is used to increase the performance of the application. Each thread has a program counter, stack and set of register. Thread are share the common resources like memory, </text:span><text:span text:style-name="T21">data and all resources from the process and also within the process</text:span><text:span text:style-name="T17">. </text:span><text:span text:style-name="T21">Threads are share the resources from the process. If one thread has dead, then another thread has to do a job of died thread within the process.</text:span></text:p>
      <text:p text:style-name="P31"><text:span text:style-name="T2">Ex – cricket is one process, then the batsman score is one thread, bowler wickets is another thread, </text:span><text:span text:style-name="T22">team score is another thread etc.</text:span></text:p>
      <text:p text:style-name="P31"><text:span text:style-name="T2"><text:tab/></text:span></text:p>
      <text:h text:style-name="P19" text:outline-level="1">Components of threads:</text:h>
      <text:p text:style-name="P28">1. Program counter</text:p>
      <text:p text:style-name="P28">2. Register set</text:p>
      <text:p text:style-name="P28">3. Stack space</text:p>
      <text:h text:style-name="P20" text:outline-level="1">State of thread<text:span text:style-name="T29">s</text:span>:</text:h>
      <text:p text:style-name="P7"><text:tab/><text:span text:style-name="T25">New – When a thread creates it enters into new state but it execution phase is not stated. Only start() method can be called a new thread.</text:span></text:p>
      <text:p text:style-name="P29"><text:tab/>Runnable – The second phase of new thread is the execution phase. When the start() method is called on the new instance of a thread, it enters into a runnable</text:p>
      <text:p text:style-name="P29"><text:tab/>Running state – Running state means processor allocates time slot to thread for its execution. When a thread scheduler selects from Runnable state for execution. It goes into running state.</text:p>
      <text:p text:style-name="P8"><text:soft-page-break/><text:span text:style-name="T25"><text:tab/>Blocked state – A thread is suspended, Sleeping or waiting <text:s/>some time </text:span><text:span text:style-name="T26">to satisfy some condition.</text:span></text:p>
      <text:p text:style-name="P8"><text:span text:style-name="T26"><text:tab/>Dead state – A thread has dead or moves into dead state automatically when the run method completes the execution of statements</text:span><text:span text:style-name="T25">.</text:span></text:p>
      <text:h text:style-name="P17" text:outline-level="1">Advantages of the threads:</text:h>
      <text:p text:style-name="P8"><text:tab/><text:span text:style-name="T18">Thread improves the overall performance of a program. Thread shares a same memory and resources within a process. Communication is faster in threads. Thread provides concurrency within a process. </text:span><text:span text:style-name="T22">Threads helps to complete the tasks in parallel execution. If one thread fails then another thread do a failed thread’s job. It is helps to process to complete execution as much as faster.</text:span></text:p>
      <text:h text:style-name="P17" text:outline-level="1">Conclusion:</text:h>
      <text:p text:style-name="P8"><text:tab/><text:span text:style-name="T18">Thread is subtasks within the process. Threads can be one or more within the process. Some of the advantages of the thread is responsiveness, faster communications and concurrency etc.</text:span></text:p>
      <text:h text:style-name="P21" text:outline-level="1">Example for process and thread:</text:h>
      <text:p text:style-name="P35"><text:tab/><text:span text:style-name="T22">The airport has only one runway, We can assume that the Runway as a processor (CPU), then we can assume the flight Indigo as a one process, flight Air India as an another process and flight Tiger is the another process.</text:span></text:p>
      <text:p text:style-name="P35"><text:span text:style-name="T22"><text:tab/>Process 1, which is flight Indigo has a one pilot, then the pilot consider as a thread of process 1.</text:span></text:p>
      <text:p text:style-name="P35"><text:span text:style-name="T22"><text:tab/>Process 2, Which is flight Air India has a two pilot, here pilots consider as a thread of process 2.</text:span></text:p>
      <text:p text:style-name="P35"><text:span text:style-name="T22"><text:tab/>Process 3,Which is flight Tiger has a five pilots, here 5 pilots are consider as a thread of process 3.</text:span></text:p>
      <text:p text:style-name="P34"><text:span text:style-name="T2"><text:tab/>Each pilots can access only his flight </text:span><text:span text:style-name="T23">(process)</text:span><text:span text:style-name="T2"> controls. Which is defined as each threads can access data and resource within its process. </text:span><text:span text:style-name="T23">If one pilot having some health issue then another pilot can handle the controls (thread) </text:span><text:span text:style-name="T24">ss</text:span><text:span text:style-name="T23">of the flight.</text:span></text:p>
      <text:p text:style-name="P34"><text:span text:style-name="T23"><text:tab/>Likewise at an each time a processor (Runway) can execute one process (Flight). If some process (flight) has to execute quickly (for low fuel) then the process can execute, this is called priority based scheduling. OS can schedule the process execution (Flights landing and take-offs) with its priority.</text:span></text:p>
      <text:h text:style-name="Heading_20_1" text:outline-level="1"><text:soft-page-break/></text:h>
      <text:p text:style-name="P25"><text:tab/></text:p>
      <text:h text:style-name="Heading_20_1" text:outline-level="1"/>
      <text:p text:style-name="P3"><text:tab/></text:p>
      <text:p text:style-name="P3"><text:tab/></text:p>
      <text:p text:style-name="P2"><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4T19:07:37.676000000</meta:creation-date>
    <dc:date>2022-12-16T00:30:28.059000000</dc:date>
    <meta:editing-duration>PT14M2S</meta:editing-duration>
    <meta:editing-cycles>3</meta:editing-cycles>
    <meta:generator>LibreOffice/7.0.4.2$Windows_X86_64 LibreOffice_project/dcf040e67528d9187c66b2379df5ea4407429775</meta:generator>
    <meta:document-statistic meta:table-count="0" meta:image-count="0" meta:object-count="0" meta:page-count="5" meta:paragraph-count="63" meta:word-count="1064" meta:character-count="6498" meta:non-whitespace-character-count="5419"/>
  </office:meta>
</office:document-meta>
</file>